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b553" officeooo:paragraph-rsid="0017b553"/>
    </style:style>
    <style:style style:name="P2" style:family="paragraph" style:parent-style-name="Standard">
      <style:paragraph-properties fo:text-align="start" style:justify-single-word="false"/>
      <style:text-properties officeooo:rsid="0017b553" officeooo:paragraph-rsid="0017b5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de Português</text:p>
      <text:p text:style-name="P1"/>
      <text:p text:style-name="P2">1-Uma experiencia de tranquilidade.</text:p>
      <text:p text:style-name="P2"/>
      <text:p text:style-name="P2">2-A mulher.</text:p>
      <text:p text:style-name="P2"/>
      <text:p text:style-name="P2">3-a)Uma ideia de adversidade.</text:p>
      <text:p text:style-name="P2">b)Eu te amo e te odeio.</text:p>
      <text:p text:style-name="P2">c)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5T10:32:47.251088443</meta:creation-date>
    <dc:date>2020-11-05T10:38:53.415337947</dc:date>
    <meta:editing-duration>PT6M7S</meta:editing-duration>
    <meta:editing-cycles>1</meta:editing-cycles>
    <meta:document-statistic meta:table-count="0" meta:image-count="0" meta:object-count="0" meta:page-count="1" meta:paragraph-count="6" meta:word-count="20" meta:character-count="122" meta:non-whitespace-character-count="108"/>
    <meta:generator>LibreOffice/6.4.6.2$Linux_X86_64 LibreOffice_project/40$Build-2</meta:generator>
  </office:meta>
</office:document-meta>
</file>